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3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2.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35cm" fo:min-width="7.3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45cm" fo:min-width="4.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35cm" fo:min-width="2.9cm"/>
      <style:paragraph-properties style:writing-mode="lr-tb"/>
    </style:style>
    <style:style style:name="gr7" style:family="graphic" style:parent-style-name="standard">
      <style:graphic-properties draw:stroke="none" draw:fill="none" fo:min-height="1.424cm"/>
      <style:paragraph-properties style:writing-mode="lr-tb"/>
    </style:style>
    <style:style style:name="gr8" style:family="graphic" style:parent-style-name="standard">
      <style:graphic-properties draw:stroke="none" draw:fill="none" fo:min-height="2.3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6cm" svg:height="3.3cm" svg:x="2cm" svg:y="2.2cm">
          <text:p text:style-name="P1">LCD 2x16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9cm" svg:height="1.6cm" svg:x="3.6cm" svg:y="4.9cm">
          <text:p text:style-name="P1">I2C <text:line-break/>Adap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7.8cm" svg:height="4.6cm" svg:x="5.5cm" svg:y="9.3cm">
          <text:p text:style-name="P1">Arduino Nano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.05cm" svg:y1="6.5cm" svg:x2="9.4cm" svg:y2="9.3cm" draw:start-shape="id1" draw:end-shape="id2" svg:d="M5050 6500v1400h4350v1400" svg:viewBox="0 0 4351 2801">
          <text:p/>
        </draw:connector>
        <draw:custom-shape draw:style-name="gr5" draw:text-style-name="P1" xml:id="id3" draw:id="id3" draw:layer="layout" svg:width="5.1cm" svg:height="3.7cm" svg:x="6.9cm" svg:y="16.9cm">
          <text:p text:style-name="P1">Matrix Keyboard</text:p>
          <text:p text:style-name="P1">4 Cols</text:p>
          <text:p text:style-name="P1">5 Row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9.4cm" svg:y1="13.9cm" svg:x2="9.45cm" svg:y2="16.9cm" draw:start-shape="id2" draw:start-glue-point="2" draw:end-shape="id3" draw:end-glue-point="0" svg:d="M9400 13900v501l50 1998v501" svg:viewBox="0 0 51 3001">
          <text:p/>
        </draw:connector>
        <draw:custom-shape draw:style-name="gr6" draw:text-style-name="P2" xml:id="id4" draw:id="id4" draw:layer="layout" svg:width="3.4cm" svg:height="4.6cm" svg:x="16.4cm" svg:y="9.5cm">
          <text:p text:style-name="P2">Rotary </text:p>
          <text:p text:style-name="P2">Encoder</text:p>
          <text:p text:style-name="P2">+</text:p>
          <text:p text:style-name="P2">Key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3cm" svg:y1="11.6cm" svg:x2="16.4cm" svg:y2="11.8cm" draw:start-shape="id2" draw:start-glue-point="1" draw:end-shape="id4" draw:end-glue-point="3" svg:d="M13300 11600h1550v200h1550" svg:viewBox="0 0 3101 201">
          <text:p/>
        </draw:connector>
      </draw:page>
      <draw:page draw:name="page2" draw:style-name="dp1" draw:master-page-name="Standard">
        <draw:frame draw:style-name="gr7" draw:text-style-name="P3" draw:layer="layout" svg:width="14.311cm" svg:height="1.674cm" svg:x="3.489cm" svg:y="2.2cm">
          <draw:text-box>
            <text:p>Matrix Keyboard</text:p>
            <text:p><text:a xlink:href="https://de.aliexpress.com/item/1879700082.html?spm=a2g0s.9042311.0.0.27424c4dnRsI6d" xlink:type="simple">https://de.aliexpress.com/item/1879700082.html?spm=a2g0s.9042311.0.0.27424c4dnRsI6d</text:a></text:p>
          </draw:text-box>
        </draw:frame>
        <draw:frame draw:style-name="gr8" draw:text-style-name="P3" draw:layer="layout" svg:width="14.663cm" svg:height="2.6cm" svg:x="3.337cm" svg:y="5.7cm">
          <draw:text-box>
            <text:p>Arduino Nano with Connectors and Micro USB</text:p>
            <text:p><text:a xlink:href="https://de.aliexpress.com/item/32847266625.html?spm=a2g0s.9042311.0.0.27424c4daCEayf" xlink:type="simple">https://de.aliexpress.com/item/32847266625.html?spm=a2g0s.9042311.0.0.27424c4daCEayf</text:a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ichael Danisch</meta:initial-creator>
    <meta:creation-date>2021-03-16T19:34:46.251000000</meta:creation-date>
    <meta:generator>LibreOffice/6.4.4.2$Windows_X86_64 LibreOffice_project/3d775be2011f3886db32dfd395a6a6d1ca2630ff</meta:generator>
    <dc:date>2021-03-22T17:43:22.824000000</dc:date>
    <dc:creator>Michael Danisch</dc:creator>
    <meta:editing-duration>PT16M33S</meta:editing-duration>
    <meta:editing-cycles>5</meta:editing-cycles>
    <meta:document-statistic meta:object-count="10"/>
  </office:meta>
</office:document-meta>
</file>